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5.279cm" fo:min-width="2.405cm"/>
      <style:paragraph-properties style:writing-mode="lr-tb"/>
    </style:style>
    <style:style style:name="gr2" style:family="graphic" style:parent-style-name="standard">
      <style:graphic-properties svg:stroke-color="#000000" draw:fill-color="#ffdbb6" draw:textarea-horizontal-align="justify" draw:textarea-vertical-align="middle" draw:auto-grow-height="false" fo:min-height="5.147cm" fo:min-width="5.342cm"/>
      <style:paragraph-properties style:writing-mode="lr-tb"/>
    </style:style>
    <style:style style:name="gr3" style:family="graphic" style:parent-style-name="standard">
      <style:graphic-properties svg:stroke-color="#000000" draw:fill-color="#ffdbb6" draw:textarea-horizontal-align="justify" draw:textarea-vertical-align="middle" draw:auto-grow-height="false" fo:min-height="5.157cm" fo:min-width="5.34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4.513cm" fo:min-width="4.58cm"/>
    </style:style>
    <style:style style:name="gr12" style:family="graphic" style:parent-style-name="standard">
      <style:graphic-properties svg:stroke-color="#000000" draw:fill-color="#dde8cb" draw:textarea-horizontal-align="justify" draw:textarea-vertical-align="middle" draw:auto-grow-height="false" fo:min-height="1.32cm" fo:min-width="3.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6.1cm" fo:min-width="4.897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43cm" fo:min-width="5.532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3.96cm" fo:min-width="6.06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4.412cm" fo:min-width="4.262cm"/>
      <style:paragraph-properties style:writing-mode="lr-tb"/>
    </style:style>
    <style:style style:name="gr18" style:family="graphic" style:parent-style-name="standard">
      <style:graphic-properties svg:stroke-color="#000000" draw:fill-color="#dde8cb" draw:textarea-horizontal-align="justify" draw:textarea-vertical-align="middle" draw:auto-grow-height="false" fo:min-height="1.338cm" fo:min-width="3.62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3" style:family="graphic" style:parent-style-name="standard">
      <style:graphic-properties svg:stroke-color="#000000" draw:fill-color="#dde8cb" draw:textarea-horizontal-align="justify" draw:textarea-vertical-align="middle" draw:auto-grow-height="false" fo:min-height="1.225cm" fo:min-width="3.31cm"/>
      <style:paragraph-properties style:writing-mode="lr-tb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2.925cm" fo:min-width="3.56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27" style:family="graphic" style:parent-style-name="standard">
      <style:graphic-properties svg:stroke-color="#000000" draw:fill-color="#eeeeee" draw:textarea-horizontal-align="justify" draw:textarea-vertical-align="middle" draw:auto-grow-height="false" fo:min-height="2.608cm" fo:min-width="2.9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2.607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ffdbb6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dde8cb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loext:graphic-properties draw:fill-color="#eeeeee"/>
      <style:paragraph-properties fo:text-align="center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05cm" svg:height="5.529cm" svg:x="3.375cm" svg:y="7.488cm">
          <text:p text:style-name="P1"><text:span text:style-name="T1">smartpho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42cm" svg:height="5.397cm" svg:x="9.788cm" svg:y="7.488cm">
          <text:p text:style-name="P3"><text:span text:style-name="T2">Raspberry-Pi Web</text:span></text:p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5.407cm" svg:x="20.266cm" svg:y="7.478cm">
          <text:p text:style-name="P3"><text:span text:style-name="T2">Raspberry-Pi Software</text:span></text:p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296cm" svg:y1="10.001cm" svg:x2="9.852cm" svg:y2="10.001cm">
          <text:p/>
        </draw:line>
        <draw:frame draw:style-name="gr5" draw:text-style-name="P6" draw:layer="layout" svg:width="3.072cm" svg:height="0.645cm" svg:x="6.426cm" svg:y="9.366cm">
          <draw:text-box>
            <text:p><text:span text:style-name="T3">WiFi Connection</text:span></text:p>
          </draw:text-box>
        </draw:frame>
        <draw:line draw:style-name="gr6" draw:text-style-name="P1" draw:layer="layout" svg:x1="15.694cm" svg:y1="9.95cm" svg:x2="20.266cm" svg:y2="9.95cm">
          <text:p/>
        </draw:line>
        <draw:frame draw:style-name="gr7" draw:text-style-name="P6" draw:layer="controls" svg:width="2.986cm" svg:height="1.073cm" svg:x="16.699cm" svg:y="9.305cm">
          <draw:text-box>
            <text:p><text:span text:style-name="T4">Commands</text:span></text:p>
          </draw:text-box>
        </draw:frame>
        <draw:frame draw:style-name="gr8" draw:text-style-name="P6" draw:layer="controls" svg:width="2.784cm" svg:height="1.199cm" svg:x="17.118cm" svg:y="9.977cm">
          <draw:text-box>
            <text:p><text:span text:style-name="T5">Data</text:span></text:p>
          </draw:text-box>
        </draw:frame>
        <draw:frame draw:style-name="gr9" draw:text-style-name="P6" draw:layer="controls" svg:width="9.208cm" svg:height="1.673cm" svg:x="11.682cm" svg:y="0.317cm">
          <draw:text-box>
            <text:p>Software Architecture</text:p>
          </draw:text-box>
        </draw:frame>
        <draw:frame draw:style-name="gr10" draw:text-style-name="P6" draw:layer="controls" svg:width="2.223cm" svg:height="1.27cm" svg:x="9.842cm" svg:y="7.62cm">
          <draw:text-box>
            <text:p>1</text:p>
          </draw:text-box>
        </draw:frame>
        <draw:frame draw:style-name="gr10" draw:text-style-name="P6" draw:layer="controls" svg:width="2.223cm" svg:height="1.27cm" svg:x="20.319cm" svg:y="7.62cm">
          <draw:text-box>
            <text:p>2</text:p>
          </draw:text-box>
        </draw:frame>
      </draw:page>
      <draw:page draw:name="page2" draw:style-name="dp1" draw:master-page-name="Default">
        <draw:frame draw:style-name="gr9" draw:text-style-name="P6" draw:layer="controls" svg:width="9.208cm" svg:height="1.673cm" svg:x="10.559cm" svg:y="0.317cm">
          <draw:text-box>
            <text:p>Raspberry-Pi Web Application</text:p>
          </draw:text-box>
        </draw:frame>
        <draw:custom-shape draw:style-name="gr11" draw:text-style-name="P7" xml:id="id6" draw:id="id6" draw:layer="controls" svg:width="5.08cm" svg:height="4.763cm" svg:x="3.175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3.81cm" svg:height="1.57cm" svg:x="3.745cm" svg:y="2.975cm">
          <text:p text:style-name="P8"><text:span text:style-name="T6">Light Sensor On/Off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controls" svg:width="3.81cm" svg:height="0.607cm" svg:x="4.345cm" svg:y="2.25cm">
          <draw:text-box>
            <text:p text:style-name="P10"><text:span text:style-name="T7">Sensor Selection</text:span></text:p>
          </draw:text-box>
        </draw:frame>
        <draw:custom-shape draw:style-name="gr14" draw:text-style-name="P7" xml:id="id2" draw:id="id2" draw:layer="controls" svg:width="5.397cm" svg:height="6.35cm" svg:x="19.685cm" svg:y="9.207cm">
          <draw:glue-point draw:id="4" svg:x="-4.999cm" svg:y="-3cm"/>
          <draw:glue-point draw:id="5" svg:x="-4.999cm" svg:y="2.5cm"/>
          <text:p text:style-name="P1"><text:span text:style-name="T8"><text:s/></text:span><text:span text:style-name="T8">Web App </text:span></text:p>
          <text:p text:style-name="P1"><text:span text:style-name="T8">Microcontroller</text:span></text:p>
          <text:p text:style-name="P1"><text:span text:style-name="T8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5" draw:id="id5" draw:layer="controls" svg:width="6.032cm" svg:height="2.68cm" svg:x="19.385cm" svg:y="17.34cm">
          <text:p text:style-name="P12"><text:span text:style-name="T9">Lights 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8" draw:id="id8" draw:layer="controls" svg:width="6.567cm" svg:height="4.21cm" svg:x="2.64cm" svg:y="7.937cm">
          <text:p text:style-name="P12"><text:span text:style-name="T10">Schedule 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4" draw:id="id4" draw:layer="controls" svg:width="6.567cm" svg:height="4.21cm" svg:x="2.64cm" svg:y="13.57cm">
          <text:p text:style-name="P1">Historical Light</text:p>
          <text:p text:style-name="P1">Activation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1" draw:id="id1" draw:layer="controls" svg:width="4.762cm" svg:height="4.662cm" svg:x="20.002cm" svg:y="2.5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controls" svg:width="4.127cm" svg:height="1.588cm" svg:x="20.32cm" svg:y="3.492cm">
          <text:p text:style-name="P8"><text:span text:style-name="T6">Set Max Brightn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controls" svg:width="4.127cm" svg:height="1.588cm" svg:x="20.32cm" svg:y="5.292cm">
          <text:p text:style-name="P8"><text:span text:style-name="T6">Set Current Brightness</text:span></text:p>
          <draw:enhanced-geometry svg:viewBox="0 0 21600 21600" draw:type="rectangle" draw:enhanced-path="M 0 0 L 21600 0 21600 21600 0 21600 0 0 Z N"/>
        </draw:custom-shape>
        <draw:frame draw:style-name="gr19" draw:text-style-name="P11" draw:layer="controls" svg:width="4.58cm" svg:height="1.039cm" svg:x="20.937cm" svg:y="2.64cm">
          <draw:text-box>
            <text:p text:style-name="P10"><text:span text:style-name="T6">Brightness Setting</text:span></text:p>
          </draw:text-box>
        </draw:frame>
        <draw:connector draw:style-name="gr4" draw:text-style-name="P5" draw:layer="controls" svg:x1="22.383cm" svg:y1="7.202cm" svg:x2="22.383cm" svg:y2="9.207cm" draw:start-shape="id1" draw:start-glue-point="2" draw:end-shape="id2" draw:end-glue-point="0" svg:d="M22383 7202v2005" svg:viewBox="0 0 1 2006">
          <text:p/>
        </draw:connector>
        <draw:line draw:style-name="gr4" draw:text-style-name="P5" draw:layer="controls" svg:x1="25.082cm" svg:y1="11.43cm" svg:x2="28.257cm" svg:y2="11.43cm">
          <text:p/>
        </draw:line>
        <draw:frame draw:style-name="gr20" draw:text-style-name="P6" xml:id="id10" draw:id="id10" draw:layer="controls" svg:width="3.493cm" svg:height="1.199cm" svg:x="16.192cm" svg:y="11.747cm">
          <draw:text-box>
            <text:p><text:span text:style-name="T5">Command</text:span></text:p>
          </draw:text-box>
        </draw:frame>
        <draw:frame draw:style-name="gr20" draw:text-style-name="P6" xml:id="id3" draw:id="id3" draw:layer="controls" svg:width="3.493cm" svg:height="1.199cm" svg:x="16.192cm" svg:y="13.335cm">
          <draw:text-box>
            <text:p><text:span text:style-name="T5">Data</text:span></text:p>
          </draw:text-box>
        </draw:frame>
        <draw:frame draw:style-name="gr21" draw:text-style-name="P14" draw:layer="controls" svg:width="2.858cm" svg:height="1.115cm" svg:x="22.542cm" svg:y="7.62cm">
          <draw:text-box>
            <text:p text:style-name="P1"><text:span text:style-name="T1">Brightness Value</text:span></text:p>
          </draw:text-box>
        </draw:frame>
        <draw:frame draw:style-name="gr22" draw:text-style-name="P14" draw:layer="controls" svg:width="3.175cm" svg:height="1.115cm" svg:x="25.082cm" svg:y="10.16cm">
          <draw:text-box>
            <text:p text:style-name="P1"><text:span text:style-name="T1">Commands</text:span></text:p>
            <text:p text:style-name="P1"><text:span text:style-name="T1">Data</text:span></text:p>
          </draw:text-box>
        </draw:frame>
        <draw:connector draw:style-name="gr4" draw:text-style-name="P5" draw:layer="controls" draw:line-skew="-6.215cm" svg:x1="19.685cm" svg:y1="13.934cm" svg:x2="9.207cm" svg:y2="15.675cm" draw:start-shape="id3" draw:start-glue-point="1" draw:end-shape="id4" draw:end-glue-point="1" svg:d="M19685 13934h-5715v1741h-4763" svg:viewBox="0 0 10479 1742">
          <text:p/>
        </draw:connector>
        <draw:connector draw:style-name="gr4" draw:text-style-name="P5" draw:layer="controls" draw:line-skew="0.887cm" svg:x1="22.401cm" svg:y1="17.34cm" svg:x2="22.383cm" svg:y2="15.557cm" draw:start-shape="id5" draw:start-glue-point="0" draw:end-shape="id2" draw:end-glue-point="2" svg:d="M22401 17340v-4h-18v-1779" svg:viewBox="0 0 19 1784">
          <text:p/>
        </draw:connector>
        <draw:custom-shape draw:style-name="gr23" draw:text-style-name="P9" draw:layer="controls" svg:width="3.81cm" svg:height="1.475cm" svg:x="3.745cm" svg:y="4.975cm">
          <text:p text:style-name="P8"><text:span text:style-name="T6">Motion Sensor On/Off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7" draw:id="id7" draw:layer="controls" svg:width="4.063cm" svg:height="3.175cm" svg:x="10.994cm" svg:y="3.04cm">
          <text:p text:style-name="P1"><text:span text:style-name="T11">Quantize</text:span></text:p>
          <text:p text:style-name="P1"><text:span text:style-name="T11">Inpu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controls" draw:line-skew="-1.369cm" svg:x1="8.255cm" svg:y1="4.603cm" svg:x2="10.994cm" svg:y2="4.627cm" draw:start-shape="id6" draw:start-glue-point="1" draw:end-shape="id7" draw:end-glue-point="3" svg:d="M8255 4603v24h2739" svg:viewBox="0 0 2740 25">
          <text:p/>
        </draw:connector>
        <draw:connector draw:style-name="gr4" draw:text-style-name="P5" draw:layer="controls" draw:line-skew="0.092cm" svg:x1="15.057cm" svg:y1="4.627cm" svg:x2="19.686cm" svg:y2="10.477cm" draw:start-shape="id7" draw:start-glue-point="1" draw:end-shape="id2" draw:end-glue-point="4" svg:d="M15057 4627h2405v5850h2224" svg:viewBox="0 0 4630 5851">
          <text:p/>
        </draw:connector>
        <draw:frame draw:style-name="gr25" draw:text-style-name="P6" draw:layer="controls" svg:width="1.905cm" svg:height="0.763cm" svg:x="8.872cm" svg:y="3.91cm">
          <draw:text-box>
            <text:p><text:span text:style-name="T2">Data</text:span></text:p>
          </draw:text-box>
        </draw:frame>
        <draw:frame draw:style-name="gr26" draw:text-style-name="P6" draw:layer="controls" svg:width="3.492cm" svg:height="0.802cm" svg:x="17.463cm" svg:y="6.985cm">
          <draw:text-box>
            <text:p><text:span text:style-name="T8">Binary</text:span></text:p>
          </draw:text-box>
        </draw:frame>
        <draw:frame draw:style-name="gr21" draw:text-style-name="P6" draw:layer="controls" svg:width="2.858cm" svg:height="0.763cm" svg:x="22.225cm" svg:y="16.282cm">
          <draw:text-box>
            <text:p><text:span text:style-name="T2">Command</text:span></text:p>
          </draw:text-box>
        </draw:frame>
        <draw:line draw:style-name="gr4" draw:text-style-name="P5" draw:layer="controls" svg:x1="28.257cm" svg:y1="13.652cm" svg:x2="25.082cm" svg:y2="13.652cm">
          <text:p/>
        </draw:line>
        <draw:frame draw:style-name="gr22" draw:text-style-name="P14" draw:layer="controls" svg:width="3.175cm" svg:height="1.115cm" svg:x="25.083cm" svg:y="12.861cm">
          <draw:text-box>
            <text:p text:style-name="P1"><text:span text:style-name="T1">Data</text:span></text:p>
          </draw:text-box>
        </draw:frame>
        <draw:custom-shape draw:style-name="gr27" draw:text-style-name="P7" xml:id="id9" draw:id="id9" draw:layer="controls" svg:width="3.428cm" svg:height="2.858cm" svg:x="11.077cm" svg:y="8.672cm">
          <text:p text:style-name="P1"><text:span text:style-name="T4">Check Schedule</text:span></text:p>
          <text:p text:style-name="P1"><text:span text:style-name="T4">Against Real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controls" draw:line-skew="-0.935cm" svg:x1="9.207cm" svg:y1="10.042cm" svg:x2="11.077cm" svg:y2="10.101cm" draw:start-shape="id8" draw:start-glue-point="1" draw:end-shape="id9" draw:end-glue-point="3" svg:d="M9207 10042v59h1870" svg:viewBox="0 0 1871 60">
          <text:p/>
        </draw:connector>
        <draw:connector draw:style-name="gr4" draw:text-style-name="P5" draw:layer="controls" draw:line-skew="-4.628cm" svg:x1="14.505cm" svg:y1="10.101cm" svg:x2="19.685cm" svg:y2="12.346cm" draw:start-shape="id9" draw:start-glue-point="1" draw:end-shape="id10" draw:end-glue-point="1" svg:d="M14505 10101h1052v2245h4128" svg:viewBox="0 0 5181 2246">
          <text:p/>
        </draw:connector>
        <draw:frame draw:style-name="gr20" draw:text-style-name="P6" draw:layer="controls" svg:width="1.588cm" svg:height="1.199cm" svg:x="9.307cm" svg:y="9.478cm">
          <draw:text-box>
            <text:p><text:span text:style-name="T5">Data</text:span></text:p>
          </draw:text-box>
        </draw:frame>
        <draw:frame draw:style-name="gr28" draw:text-style-name="P6" draw:layer="controls" svg:width="1.905cm" svg:height="0.878cm" svg:x="3.075cm" svg:y="2.122cm">
          <draw:text-box>
            <text:p><text:span text:style-name="T8">1.1</text:span></text:p>
          </draw:text-box>
        </draw:frame>
        <draw:frame draw:style-name="gr28" draw:text-style-name="P6" draw:layer="controls" svg:width="1.905cm" svg:height="0.878cm" svg:x="10.912cm" svg:y="2.975cm">
          <draw:text-box>
            <text:p><text:span text:style-name="T8">1.2</text:span></text:p>
          </draw:text-box>
        </draw:frame>
        <draw:frame draw:style-name="gr28" draw:text-style-name="P6" draw:layer="controls" svg:width="1.905cm" svg:height="0.878cm" svg:x="20.002cm" svg:y="2.54cm">
          <draw:text-box>
            <text:p><text:span text:style-name="T8">1.3</text:span></text:p>
          </draw:text-box>
        </draw:frame>
        <draw:frame draw:style-name="gr28" draw:text-style-name="P6" draw:layer="controls" svg:width="1.905cm" svg:height="0.878cm" svg:x="2.54cm" svg:y="7.937cm">
          <draw:text-box>
            <text:p><text:span text:style-name="T8">1.4</text:span></text:p>
          </draw:text-box>
        </draw:frame>
        <draw:frame draw:style-name="gr28" draw:text-style-name="P6" draw:layer="controls" svg:width="1.905cm" svg:height="0.878cm" svg:x="11.012cm" svg:y="8.647cm">
          <draw:text-box>
            <text:p><text:span text:style-name="T8">1.5</text:span></text:p>
          </draw:text-box>
        </draw:frame>
        <draw:frame draw:style-name="gr28" draw:text-style-name="P6" draw:layer="controls" svg:width="1.905cm" svg:height="0.878cm" svg:x="2.54cm" svg:y="13.509cm">
          <draw:text-box>
            <text:p><text:span text:style-name="T8">1.6</text:span></text:p>
          </draw:text-box>
        </draw:frame>
        <draw:frame draw:style-name="gr28" draw:text-style-name="P6" draw:layer="controls" svg:width="1.905cm" svg:height="0.878cm" svg:x="19.367cm" svg:y="17.362cm">
          <draw:text-box>
            <text:p><text:span text:style-name="T8">1.7</text:span></text:p>
          </draw:text-box>
        </draw:frame>
        <draw:frame draw:style-name="gr28" draw:text-style-name="P6" draw:layer="controls" svg:width="1.905cm" svg:height="0.878cm" svg:x="19.685cm" svg:y="9.207cm">
          <draw:text-box>
            <text:p><text:span text:style-name="T8">1.8</text:span></text:p>
          </draw:text-box>
        </draw:frame>
      </draw:page>
      <draw:page draw:name="page3" draw:style-name="dp1" draw:master-page-name="Default">
        <draw:frame draw:style-name="gr9" draw:text-style-name="P6" draw:layer="controls" svg:width="11.43cm" svg:height="1.673cm" svg:x="10.107cm" svg:y="0.318cm">
          <draw:text-box>
            <text:p>Raspberry-Pi Software Application</text:p>
          </draw:text-box>
        </draw:frame>
        <draw:custom-shape draw:style-name="gr14" draw:text-style-name="P7" xml:id="id11" draw:id="id11" draw:layer="controls" svg:width="5.397cm" svg:height="6.35cm" svg:x="4.444cm" svg:y="2.858cm">
          <draw:glue-point draw:id="4" svg:x="-4.999cm" svg:y="-3cm"/>
          <draw:glue-point draw:id="5" svg:x="-4.999cm" svg:y="2.5cm"/>
          <draw:glue-point draw:id="6" svg:x="5cm" svg:y="-3cm"/>
          <draw:glue-point draw:id="7" svg:x="5cm" svg:y="2.499cm"/>
          <text:p text:style-name="P1"><text:span text:style-name="T8"><text:s/></text:span><text:span text:style-name="T8">Web App </text:span></text:p>
          <text:p text:style-name="P1"><text:span text:style-name="T8">Microcontroller</text:span></text:p>
          <text:p text:style-name="P1"><text:span text:style-name="T8">Interfac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controls" svg:x1="2.222cm" svg:y1="4.445cm" svg:x2="4.444cm" svg:y2="4.445cm">
          <text:p/>
        </draw:line>
        <draw:custom-shape draw:style-name="gr29" draw:text-style-name="P7" xml:id="id12" draw:id="id12" draw:layer="controls" svg:width="3.81cm" svg:height="2.857cm" svg:x="13.652cm" svg:y="2.758cm">
          <draw:glue-point draw:id="4" svg:x="-4.999cm" svg:y="-3cm"/>
          <draw:glue-point draw:id="5" svg:x="-4.999cm" svg:y="2.5cm"/>
          <text:p text:style-name="P1"><text:span text:style-name="T1"><text:s/></text:span><text:span text:style-name="T1">Quantized Input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14" draw:id="id14" draw:layer="controls" svg:width="3.81cm" svg:height="2.857cm" svg:x="13.652cm" svg:y="6.251cm">
          <draw:glue-point draw:id="4" svg:x="-4.999cm" svg:y="-3cm"/>
          <draw:glue-point draw:id="5" svg:x="-4.999cm" svg:y="2.5cm"/>
          <text:p text:style-name="P1"><text:span text:style-name="T1"><text:s/></text:span><text:span text:style-name="T1">Schedule Timer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17" draw:id="id17" draw:layer="controls" svg:width="3.81cm" svg:height="2.857cm" svg:x="5.279cm" svg:y="10.678cm">
          <draw:glue-point draw:id="4" svg:x="-4.999cm" svg:y="-3cm"/>
          <draw:glue-point draw:id="5" svg:x="-4.999cm" svg:y="2.5cm"/>
          <text:p text:style-name="P1"><text:span text:style-name="T1">Sensor Data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13" draw:id="id13" draw:layer="controls" svg:width="3.81cm" svg:height="2.857cm" svg:x="22.224cm" svg:y="2.758cm">
          <draw:glue-point draw:id="4" svg:x="-4.999cm" svg:y="-3cm"/>
          <draw:glue-point draw:id="5" svg:x="-4.999cm" svg:y="2.5cm"/>
          <text:p text:style-name="P1"><text:span text:style-name="T1">Sensor Activation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controls" svg:x1="4.444cm" svg:y1="7.52cm" svg:x2="2.222cm" svg:y2="7.52cm">
          <text:p/>
        </draw:line>
        <draw:frame draw:style-name="gr22" draw:text-style-name="P14" draw:layer="controls" svg:width="3.175cm" svg:height="1.115cm" svg:x="1.905cm" svg:y="6.505cm">
          <draw:text-box>
            <text:p text:style-name="P1"><text:span text:style-name="T8">Data</text:span></text:p>
          </draw:text-box>
        </draw:frame>
        <draw:frame draw:style-name="gr22" draw:text-style-name="P14" draw:layer="controls" svg:width="3.175cm" svg:height="1.115cm" svg:x="1.587cm" svg:y="3.175cm">
          <draw:text-box>
            <text:p text:style-name="P1"><text:span text:style-name="T1">Commands</text:span></text:p>
            <text:p text:style-name="P1"><text:span text:style-name="T1">Data</text:span></text:p>
          </draw:text-box>
        </draw:frame>
        <draw:connector draw:style-name="gr4" draw:text-style-name="P5" draw:layer="controls" draw:line-skew="-1.904cm" svg:x1="9.84cm" svg:y1="4.128cm" svg:x2="13.652cm" svg:y2="4.186cm" draw:start-shape="id11" draw:start-glue-point="6" draw:end-shape="id12" draw:end-glue-point="3" svg:d="M9840 4128h2v58h3810" svg:viewBox="0 0 3813 59">
          <text:p/>
        </draw:connector>
        <draw:connector draw:style-name="gr4" draw:text-style-name="P5" draw:layer="controls" draw:line-skew="0.794cm" svg:x1="17.462cm" svg:y1="4.186cm" svg:x2="22.225cm" svg:y2="3.329cm" draw:start-shape="id12" draw:start-glue-point="1" draw:end-shape="id13" draw:end-glue-point="4" svg:d="M17462 4186h3175v-857h1588" svg:viewBox="0 0 4764 858">
          <text:p/>
        </draw:connector>
        <draw:connector draw:style-name="gr4" draw:text-style-name="P5" draw:layer="controls" draw:line-skew="1.111cm" svg:x1="17.462cm" svg:y1="7.679cm" svg:x2="22.225cm" svg:y2="4.9cm" draw:start-shape="id14" draw:start-glue-point="1" draw:end-shape="id13" draw:end-glue-point="5" svg:d="M17462 7679h3492v-2779h1271" svg:viewBox="0 0 4764 2780">
          <text:p/>
        </draw:connector>
        <draw:frame draw:style-name="gr26" draw:text-style-name="P6" draw:layer="controls" svg:width="3.492cm" svg:height="0.802cm" svg:x="10.477cm" svg:y="3.393cm">
          <draw:text-box>
            <text:p><text:span text:style-name="T8">Binary</text:span></text:p>
          </draw:text-box>
        </draw:frame>
        <draw:frame draw:style-name="gr20" draw:text-style-name="P6" draw:layer="controls" svg:width="3.493cm" svg:height="1.199cm" svg:x="18.096cm" svg:y="6.885cm">
          <draw:text-box>
            <text:p><text:span text:style-name="T5">Command</text:span></text:p>
          </draw:text-box>
        </draw:frame>
        <draw:frame draw:style-name="gr22" draw:text-style-name="P14" draw:layer="controls" svg:width="3.175cm" svg:height="1.115cm" svg:x="9.842cm" svg:y="5.135cm">
          <draw:text-box>
            <text:p text:style-name="P1"><text:span text:style-name="T8">Data</text:span></text:p>
          </draw:text-box>
        </draw:frame>
        <draw:frame draw:style-name="gr20" draw:text-style-name="P6" draw:layer="controls" svg:width="3.493cm" svg:height="1.199cm" svg:x="18.097cm" svg:y="3.486cm">
          <draw:text-box>
            <text:p><text:span text:style-name="T5">Command</text:span></text:p>
          </draw:text-box>
        </draw:frame>
        <draw:custom-shape draw:style-name="gr29" draw:text-style-name="P7" xml:id="id18" draw:id="id18" draw:layer="controls" svg:width="3.81cm" svg:height="2.857cm" svg:x="13.652cm" svg:y="13.553cm">
          <draw:glue-point draw:id="4" svg:x="-4.999cm" svg:y="-3cm"/>
          <draw:glue-point draw:id="5" svg:x="-4.999cm" svg:y="2.5cm"/>
          <text:p text:style-name="P1"><text:span text:style-name="T1">Sensor Input </text:span></text:p>
          <text:p text:style-name="P1"><text:span text:style-name="T1">Quantiz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15" draw:id="id15" draw:layer="controls" svg:width="3.81cm" svg:height="2.857cm" svg:x="22.224cm" svg:y="10.695cm">
          <draw:glue-point draw:id="4" svg:x="-4.999cm" svg:y="-3cm"/>
          <draw:glue-point draw:id="5" svg:x="-4.999cm" svg:y="2.5cm"/>
          <text:p text:style-name="P1"><text:span text:style-name="T1">Light Bulb On/Off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controls" svg:x1="24.129cm" svg:y1="5.615cm" svg:x2="24.129cm" svg:y2="10.695cm" draw:start-shape="id13" draw:start-glue-point="2" draw:end-shape="id15" draw:end-glue-point="0" svg:d="M24129 5615v5080" svg:viewBox="0 0 1 5081">
          <text:p/>
        </draw:connector>
        <draw:custom-shape draw:style-name="gr29" draw:text-style-name="P7" xml:id="id16" draw:id="id16" draw:layer="controls" svg:width="3.81cm" svg:height="2.857cm" svg:x="22.224cm" svg:y="16.093cm">
          <draw:glue-point draw:id="4" svg:x="-4.999cm" svg:y="-3cm"/>
          <draw:glue-point draw:id="5" svg:x="-4.999cm" svg:y="2.5cm"/>
          <text:p text:style-name="P1"><text:span text:style-name="T1">Touch Senso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controls" svg:x1="24.129cm" svg:y1="16.093cm" svg:x2="24.129cm" svg:y2="13.552cm" draw:start-shape="id16" draw:start-glue-point="0" draw:end-shape="id15" draw:end-glue-point="2" svg:d="M24129 16093v-2541" svg:viewBox="0 0 1 2542">
          <text:p/>
        </draw:connector>
        <draw:connector draw:style-name="gr4" draw:text-style-name="P5" draw:layer="controls" draw:line-skew="0.953cm" svg:x1="9.841cm" svg:y1="6.033cm" svg:x2="13.652cm" svg:y2="7.679cm" draw:start-shape="id11" draw:start-glue-point="1" draw:end-shape="id14" draw:end-glue-point="3" svg:d="M9841 6033h2858v1646h953" svg:viewBox="0 0 3812 1647">
          <text:p/>
        </draw:connector>
        <draw:connector draw:style-name="gr4" draw:text-style-name="P5" draw:layer="controls" draw:line-skew="0.752cm" svg:x1="7.184cm" svg:y1="10.678cm" svg:x2="7.142cm" svg:y2="9.208cm" draw:start-shape="id17" draw:start-glue-point="0" draw:end-shape="id11" draw:end-glue-point="2" svg:d="M7184 10678v17h-42v-1487" svg:viewBox="0 0 43 1488">
          <text:p/>
        </draw:connector>
        <draw:connector draw:style-name="gr4" draw:text-style-name="P5" draw:layer="controls" draw:line-skew="-0.259cm" svg:x1="9.089cm" svg:y1="12.106cm" svg:x2="13.652cm" svg:y2="14.981cm" draw:start-shape="id17" draw:start-glue-point="1" draw:end-shape="id18" draw:end-glue-point="3" svg:d="M9089 12106h2023v2875h2540" svg:viewBox="0 0 4564 2876">
          <text:p/>
        </draw:connector>
        <draw:connector draw:style-name="gr4" draw:text-style-name="P5" draw:layer="controls" svg:x1="17.462cm" svg:y1="14.981cm" svg:x2="22.225cm" svg:y2="12.837cm" draw:start-shape="id18" draw:start-glue-point="1" draw:end-shape="id15" draw:end-glue-point="5" svg:d="M17462 14981h2381v-2144h2382" svg:viewBox="0 0 4764 2145">
          <text:p/>
        </draw:connector>
        <draw:frame draw:style-name="gr22" draw:text-style-name="P14" draw:layer="controls" svg:width="3.175cm" svg:height="1.115cm" svg:x="6.349cm" svg:y="9.58cm">
          <draw:text-box>
            <text:p text:style-name="P1"><text:span text:style-name="T8">Data</text:span></text:p>
          </draw:text-box>
        </draw:frame>
        <draw:frame draw:style-name="gr21" draw:text-style-name="P14" draw:layer="controls" svg:width="2.858cm" svg:height="1.115cm" svg:x="14.604cm" svg:y="10.043cm">
          <draw:text-box>
            <text:p text:style-name="P1"><text:span text:style-name="T1">Brightness Value</text:span></text:p>
          </draw:text-box>
        </draw:frame>
        <draw:frame draw:style-name="gr22" draw:text-style-name="P14" draw:layer="controls" svg:width="3.175cm" svg:height="1.115cm" svg:x="10.794cm" svg:y="14.025cm">
          <draw:text-box>
            <text:p text:style-name="P1"><text:span text:style-name="T8">Data</text:span></text:p>
          </draw:text-box>
        </draw:frame>
        <draw:frame draw:style-name="gr22" draw:text-style-name="P14" draw:layer="controls" svg:width="3.175cm" svg:height="1.115cm" svg:x="17.144cm" svg:y="14.025cm">
          <draw:text-box>
            <text:p text:style-name="P1"><text:span text:style-name="T8">Data</text:span></text:p>
          </draw:text-box>
        </draw:frame>
        <draw:connector draw:style-name="gr4" draw:text-style-name="P5" draw:layer="controls" draw:line-skew="-4.603cm" svg:x1="9.84cm" svg:y1="7.619cm" svg:x2="22.225cm" svg:y2="11.266cm" draw:start-shape="id11" draw:start-glue-point="7" draw:end-shape="id15" draw:end-glue-point="4" svg:d="M9840 7619h1589v3647h10796" svg:viewBox="0 0 12386 3648">
          <text:p/>
        </draw:connector>
        <draw:frame draw:style-name="gr22" draw:text-style-name="P14" draw:layer="controls" svg:width="3.175cm" svg:height="1.115cm" svg:x="23.294cm" svg:y="7.72cm">
          <draw:text-box>
            <text:p text:style-name="P1"><text:span text:style-name="T8">Data</text:span></text:p>
          </draw:text-box>
        </draw:frame>
        <draw:frame draw:style-name="gr20" draw:text-style-name="P6" draw:layer="controls" svg:width="3.493cm" svg:height="1.199cm" svg:x="24.129cm" svg:y="14.676cm">
          <draw:text-box>
            <text:p><text:span text:style-name="T5">Command</text:span></text:p>
          </draw:text-box>
        </draw:frame>
        <draw:line draw:style-name="gr4" draw:text-style-name="P5" draw:layer="controls" svg:x1="26.035cm" svg:y1="12.065cm" svg:x2="28.257cm" svg:y2="12.065cm">
          <text:p/>
        </draw:line>
        <draw:frame draw:style-name="gr20" draw:text-style-name="P6" draw:layer="controls" svg:width="3.493cm" svg:height="1.199cm" svg:x="26.034cm" svg:y="11.183cm">
          <draw:text-box>
            <text:p><text:span text:style-name="T5">Command</text:span></text:p>
          </draw:text-box>
        </draw:frame>
        <draw:frame draw:style-name="gr28" draw:text-style-name="P6" draw:layer="controls" svg:width="1.905cm" svg:height="0.878cm" svg:x="4.445cm" svg:y="2.932cm">
          <draw:text-box>
            <text:p><text:span text:style-name="T8">2.1</text:span></text:p>
          </draw:text-box>
        </draw:frame>
        <draw:frame draw:style-name="gr28" draw:text-style-name="P6" draw:layer="controls" svg:width="1.905cm" svg:height="0.878cm" svg:x="13.552cm" svg:y="2.757cm">
          <draw:text-box>
            <text:p><text:span text:style-name="T8">2.2</text:span></text:p>
          </draw:text-box>
        </draw:frame>
        <draw:frame draw:style-name="gr28" draw:text-style-name="P6" draw:layer="controls" svg:width="1.905cm" svg:height="0.878cm" svg:x="13.652cm" svg:y="6.25cm">
          <draw:text-box>
            <text:p><text:span text:style-name="T8">2.3</text:span></text:p>
          </draw:text-box>
        </draw:frame>
        <draw:frame draw:style-name="gr28" draw:text-style-name="P6" draw:layer="controls" svg:width="1.905cm" svg:height="0.878cm" svg:x="22.225cm" svg:y="2.757cm">
          <draw:text-box>
            <text:p><text:span text:style-name="T8">2.4</text:span></text:p>
          </draw:text-box>
        </draw:frame>
        <draw:frame draw:style-name="gr28" draw:text-style-name="P6" draw:layer="controls" svg:width="1.905cm" svg:height="0.878cm" svg:x="5.297cm" svg:y="10.695cm">
          <draw:text-box>
            <text:p><text:span text:style-name="T8">2.5</text:span></text:p>
          </draw:text-box>
        </draw:frame>
        <draw:frame draw:style-name="gr28" draw:text-style-name="P6" draw:layer="controls" svg:width="1.905cm" svg:height="0.878cm" svg:x="13.552cm" svg:y="13.552cm">
          <draw:text-box>
            <text:p><text:span text:style-name="T8">2.6</text:span></text:p>
          </draw:text-box>
        </draw:frame>
        <draw:frame draw:style-name="gr28" draw:text-style-name="P6" draw:layer="controls" svg:width="1.905cm" svg:height="0.878cm" svg:x="22.225cm" svg:y="16.092cm">
          <draw:text-box>
            <text:p><text:span text:style-name="T8">2.7</text:span></text:p>
          </draw:text-box>
        </draw:frame>
        <draw:frame draw:style-name="gr28" draw:text-style-name="P6" draw:layer="controls" svg:width="1.905cm" svg:height="0.878cm" svg:x="22.225cm" svg:y="10.652cm">
          <draw:text-box>
            <text:p><text:span text:style-name="T8">2.8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0-20T23:41:36.093000000</meta:creation-date>
    <meta:generator>LibreOffice/7.0.2.2$MacOSX_X86_64 LibreOffice_project/8349ace3c3162073abd90d81fd06dcfb6b36b994</meta:generator>
    <dc:date>2020-11-01T19:41:34.731795536</dc:date>
    <meta:editing-duration>P1DT21H57M10S</meta:editing-duration>
    <meta:editing-cycles>39</meta:editing-cycles>
    <meta:document-statistic meta:object-count="95"/>
  </office:meta>
</office:document-meta>
</file>